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 style:list-style-name="L25">
      <style:text-properties fo:font-weight="bold" officeooo:rsid="00292830" officeooo:paragraph-rsid="00292830" style:font-weight-asian="bold" style:font-weight-complex="bold"/>
    </style:style>
    <style:style style:name="P3" style:family="paragraph" style:parent-style-name="Standard">
      <style:text-properties fo:font-weight="bold" officeooo:rsid="00292830" officeooo:paragraph-rsid="00292830" style:font-weight-asian="bold" style:font-weight-complex="bold"/>
    </style:style>
    <style:style style:name="P4" style:family="paragraph" style:parent-style-name="Standard" style:list-style-name="L29">
      <style:text-properties fo:font-weight="bold" officeooo:rsid="00292830" officeooo:paragraph-rsid="002a7f7e" style:font-weight-asian="bold" style:font-weight-complex="bold"/>
    </style:style>
    <style:style style:name="P5" style:family="paragraph" style:parent-style-name="Standard">
      <style:text-properties fo:font-weight="bold" officeooo:rsid="00292830" officeooo:paragraph-rsid="002a7f7e" style:font-weight-asian="bold" style:font-weight-complex="bold"/>
    </style:style>
    <style:style style:name="P6" style:family="paragraph" style:parent-style-name="Standard" style:list-style-name="L25">
      <style:text-properties fo:font-weight="bold" officeooo:rsid="002a7f7e" officeooo:paragraph-rsid="002a7f7e" style:font-weight-asian="bold" style:font-weight-complex="bold"/>
    </style:style>
    <style:style style:name="P7" style:family="paragraph" style:parent-style-name="Standard">
      <style:text-properties fo:font-weight="bold" officeooo:rsid="002a7f7e" officeooo:paragraph-rsid="002a7f7e" style:font-weight-asian="bold" style:font-weight-complex="bold"/>
    </style:style>
    <style:style style:name="P8" style:family="paragraph" style:parent-style-name="Standard" style:list-style-name="L25">
      <style:text-properties fo:font-weight="bold" officeooo:rsid="00315454" officeooo:paragraph-rsid="00315454" style:font-weight-asian="bold" style:font-weight-complex="bold"/>
    </style:style>
    <style:style style:name="P9" style:family="paragraph" style:parent-style-name="Standard">
      <style:text-properties fo:font-weight="bold" officeooo:rsid="00315454" officeooo:paragraph-rsid="00315454" style:font-weight-asian="bold" style:font-weight-complex="bold"/>
    </style:style>
    <style:style style:name="P10" style:family="paragraph" style:parent-style-name="Standard" style:list-style-name="L25">
      <style:text-properties fo:font-weight="bold" officeooo:rsid="0031bd70" officeooo:paragraph-rsid="0031bd70" style:font-weight-asian="bold" style:font-weight-complex="bold"/>
    </style:style>
    <style:style style:name="P11" style:family="paragraph" style:parent-style-name="Standard">
      <style:text-properties fo:font-weight="bold" officeooo:rsid="0033d248" officeooo:paragraph-rsid="003789dc" style:font-weight-asian="bold" style:font-weight-complex="bold"/>
    </style:style>
    <style:style style:name="P12" style:family="paragraph" style:parent-style-name="Standard">
      <style:text-properties fo:font-weight="normal" officeooo:rsid="00292830" officeooo:paragraph-rsid="00292830" style:font-weight-asian="normal" style:font-weight-complex="normal"/>
    </style:style>
    <style:style style:name="P13" style:family="paragraph" style:parent-style-name="Standard" style:list-style-name="L28">
      <style:text-properties officeooo:paragraph-rsid="002be226"/>
    </style:style>
    <style:style style:name="P14" style:family="paragraph" style:parent-style-name="Standard">
      <style:text-properties officeooo:paragraph-rsid="002a7f7e"/>
    </style:style>
    <style:style style:name="P15" style:family="paragraph" style:parent-style-name="Standard" style:list-style-name="L29">
      <style:text-properties officeooo:paragraph-rsid="002a7f7e"/>
    </style:style>
    <style:style style:name="P16" style:family="paragraph" style:parent-style-name="Standard" style:list-style-name="L32">
      <style:text-properties officeooo:rsid="002be226" officeooo:paragraph-rsid="00315454"/>
    </style:style>
    <style:style style:name="P17" style:family="paragraph" style:parent-style-name="Standard">
      <style:text-properties officeooo:rsid="002be226" officeooo:paragraph-rsid="00315454"/>
    </style:style>
    <style:style style:name="P18" style:family="paragraph" style:parent-style-name="Standard">
      <style:text-properties officeooo:rsid="00121d39" officeooo:paragraph-rsid="002f4dc8"/>
    </style:style>
    <style:style style:name="P19" style:family="paragraph" style:parent-style-name="Standard" style:list-style-name="L32">
      <style:paragraph-properties fo:break-before="page"/>
      <style:text-properties officeooo:paragraph-rsid="00315454"/>
    </style:style>
    <style:style style:name="P20" style:family="paragraph" style:parent-style-name="Standard" style:list-style-name="L32">
      <style:text-properties officeooo:paragraph-rsid="00315454"/>
    </style:style>
    <style:style style:name="P21" style:family="paragraph" style:parent-style-name="Standard">
      <style:text-properties officeooo:paragraph-rsid="00315454"/>
    </style:style>
    <style:style style:name="P22" style:family="paragraph" style:parent-style-name="Standard" style:list-style-name="L33">
      <style:text-properties officeooo:paragraph-rsid="0031eac4"/>
    </style:style>
    <style:style style:name="P23" style:family="paragraph" style:parent-style-name="Standard" style:list-style-name="L33">
      <style:text-properties officeooo:paragraph-rsid="0033d248"/>
    </style:style>
    <style:style style:name="P24" style:family="paragraph" style:parent-style-name="Standard" style:list-style-name="L33">
      <style:text-properties officeooo:paragraph-rsid="0037e394"/>
    </style:style>
    <style:style style:name="P25" style:family="paragraph" style:parent-style-name="Standard">
      <style:text-properties officeooo:paragraph-rsid="0033d248"/>
    </style:style>
    <style:style style:name="P26" style:family="paragraph" style:parent-style-name="Standard">
      <style:text-properties officeooo:paragraph-rsid="0031eac4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0ce691" officeooo:paragraph-rsid="0023df73" style:font-weight-asian="normal" style:font-weight-complex="normal"/>
    </style:style>
    <style:style style:name="P28" style:family="paragraph" style:parent-style-name="Text_20_body" style:list-style-name="L5">
      <style:paragraph-properties fo:text-align="start" style:justify-single-word="false"/>
      <style:text-properties fo:font-weight="normal" officeooo:rsid="000ce691" officeooo:paragraph-rsid="0023df73" style:font-weight-asian="normal" style:font-weight-complex="normal"/>
    </style:style>
    <style:style style:name="P29" style:family="paragraph" style:parent-style-name="Text_20_body" style:list-style-name="L5">
      <style:paragraph-properties fo:text-align="start" style:justify-single-word="false"/>
      <style:text-properties fo:font-weight="normal" officeooo:rsid="0023df73" officeooo:paragraph-rsid="0023df73" style:font-weight-asian="normal" style:font-weight-complex="normal"/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officeooo:rsid="00158573" officeooo:paragraph-rsid="00158573"/>
    </style:style>
    <style:style style:name="P32" style:family="paragraph" style:parent-style-name="Text_20_body">
      <style:paragraph-properties fo:text-align="start" style:justify-single-word="false"/>
      <style:text-properties officeooo:rsid="00158573" officeooo:paragraph-rsid="0015abc1"/>
    </style:style>
    <style:style style:name="P33" style:family="paragraph" style:parent-style-name="Text_20_body">
      <style:paragraph-properties fo:text-align="start" style:justify-single-word="false"/>
      <style:text-properties officeooo:rsid="0017d434" officeooo:paragraph-rsid="0017d434"/>
    </style:style>
    <style:style style:name="P34" style:family="paragraph" style:parent-style-name="Text_20_body">
      <style:paragraph-properties fo:text-align="start" style:justify-single-word="false"/>
      <style:text-properties officeooo:rsid="0015abc1" officeooo:paragraph-rsid="0015abc1"/>
    </style:style>
    <style:style style:name="P35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0ce69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1d39" style:font-weight-asian="normal" style:font-weight-complex="normal"/>
    </style:style>
    <style:style style:name="T4" style:family="text">
      <style:text-properties fo:font-weight="normal" officeooo:rsid="00292830" style:font-weight-asian="normal" style:font-weight-complex="normal"/>
    </style:style>
    <style:style style:name="T5" style:family="text">
      <style:text-properties fo:font-weight="normal" officeooo:rsid="002dcc1f" style:font-weight-asian="normal" style:font-weight-complex="normal"/>
    </style:style>
    <style:style style:name="T6" style:family="text">
      <style:text-properties fo:font-weight="normal" officeooo:rsid="00310424" style:font-weight-asian="normal" style:font-weight-complex="normal"/>
    </style:style>
    <style:style style:name="T7" style:family="text">
      <style:text-properties fo:font-weight="normal" officeooo:rsid="003540eb" style:font-weight-asian="normal" style:font-weight-complex="normal"/>
    </style:style>
    <style:style style:name="T8" style:family="text">
      <style:text-properties fo:font-weight="normal" officeooo:rsid="00158573" style:font-weight-asian="normal" style:font-weight-complex="normal"/>
    </style:style>
    <style:style style:name="T9" style:family="text">
      <style:text-properties fo:font-weight="normal" officeooo:rsid="00184860" style:font-weight-asian="normal" style:font-weight-complex="normal"/>
    </style:style>
    <style:style style:name="T10" style:family="text">
      <style:text-properties fo:font-weight="normal" officeooo:rsid="003789dc" style:font-weight-asian="normal" style:font-weight-complex="normal"/>
    </style:style>
    <style:style style:name="T11" style:family="text">
      <style:text-properties fo:font-weight="normal" officeooo:rsid="0037e394" style:font-weight-asian="normal" style:font-weight-complex="normal"/>
    </style:style>
    <style:style style:name="T12" style:family="text">
      <style:text-properties officeooo:rsid="001062f1"/>
    </style:style>
    <style:style style:name="T13" style:family="text">
      <style:text-properties officeooo:rsid="001716d6"/>
    </style:style>
    <style:style style:name="T14" style:family="text">
      <style:text-properties officeooo:rsid="0017dee3"/>
    </style:style>
    <style:style style:name="T15" style:family="text">
      <style:text-properties officeooo:rsid="00184860"/>
    </style:style>
    <style:style style:name="T16" style:family="text">
      <style:text-properties officeooo:rsid="0018ae4a"/>
    </style:style>
    <style:style style:name="T17" style:family="text">
      <style:text-properties officeooo:rsid="0018bed3"/>
    </style:style>
    <style:style style:name="T18" style:family="text">
      <style:text-properties officeooo:rsid="001b9dc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3df73" style:font-weight-asian="bold" style:font-weight-complex="bold"/>
    </style:style>
    <style:style style:name="T21" style:family="text">
      <style:text-properties fo:font-weight="bold" officeooo:rsid="00292830" style:font-weight-asian="bold" style:font-weight-complex="bold"/>
    </style:style>
    <style:style style:name="T22" style:family="text">
      <style:text-properties fo:font-weight="bold" officeooo:rsid="002f4dc8" style:font-weight-asian="bold" style:font-weight-complex="bold"/>
    </style:style>
    <style:style style:name="T23" style:family="text">
      <style:text-properties fo:font-weight="bold" officeooo:rsid="00310424" style:font-weight-asian="bold" style:font-weight-complex="bold"/>
    </style:style>
    <style:style style:name="T24" style:family="text">
      <style:text-properties fo:font-weight="bold" officeooo:rsid="0031eac4" style:font-weight-asian="bold" style:font-weight-complex="bold"/>
    </style:style>
    <style:style style:name="T25" style:family="text">
      <style:text-properties fo:font-weight="bold" officeooo:rsid="0033d248" style:font-weight-asian="bold" style:font-weight-complex="bold"/>
    </style:style>
    <style:style style:name="T26" style:family="text">
      <style:text-properties officeooo:rsid="002f4dc8"/>
    </style:style>
    <style:style style:name="T27" style:family="text">
      <style:text-properties officeooo:rsid="0031b776"/>
    </style:style>
    <style:style style:name="T28" style:family="text">
      <style:text-properties officeooo:rsid="00370480"/>
    </style:style>
    <style:style style:name="T29" style:family="text">
      <style:text-properties officeooo:rsid="0015857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oteiro <text:span text:style-name="T1">DEVELOPER ADVENTURE</text:span></text:h>
      <text:p text:style-name="P35"/>
      <text:p text:style-name="P27"><text:span text:style-name="T19">Requisitos </text:span><text:span text:style-name="T20">da Versão DEMO do jogo:</text:span></text:p>
      <text:list text:style-name="L5">
        <text:list-item>
          <text:p text:style-name="P28">Ensinar Movimentação horizontal</text:p>
        </text:list-item>
        <text:list-item>
          <text:p text:style-name="P28">Ensinar Ação de pulo</text:p>
        </text:list-item>
        <text:list-item>
          <text:p text:style-name="P28">Ensinar movimentação horizontal agachada</text:p>
        </text:list-item>
        <text:list-item>
          <text:p text:style-name="P28">Ensinar movimentação horizontal correndo</text:p>
        </text:list-item>
        <text:list-item>
          <text:p text:style-name="P28">Ensinar movimentação horizontal deslizando enquanto corre</text:p>
        </text:list-item>
        <text:list-item>
          <text:p text:style-name="P28">Ensinar a como jogar itens para distração tanto sem alterar elevação quanto elevando visão do <text:span text:style-name="T12">jogador</text:span> para cima</text:p>
        </text:list-item>
        <text:list-item>
          <text:p text:style-name="P29">Mostrar mecânicas de Puzzles</text:p>
        </text:list-item>
        <text:list-item>
          <text:p text:style-name="P29">Ensinar programação básica Hello World e Função para religar o robô</text:p>
        </text:list-item>
      </text:list>
      <text:p text:style-name="Standard"/>
      <text:list text:style-name="L25">
        <text:list-item>
          <text:p text:style-name="P2">Menu Principal:</text:p>
        </text:list-item>
      </text:list>
      <text:p text:style-name="P3"/>
      <text:p text:style-name="P12"><text:tab/>Ao abrir o jogo, exiba o menu principal com uma música marcante. Os principais botões serão "JOGAR DEMO", "CONFIGURAÇÕES" e "SAIR".</text:p>
      <text:p text:style-name="Standard"/>
      <text:list xml:id="list13619056356078" text:continue-numbering="true" text:style-name="L25">
        <text:list-item>
          <text:p text:style-name="P2">Início do Novo Jogo:</text:p>
          <text:list>
            <text:list-item>
              <text:p text:style-name="P2">Fase tutorial vila distópica:</text:p>
            </text:list-item>
          </text:list>
        </text:list-item>
      </text:list>
      <text:p text:style-name="P3"/>
      <text:list text:style-name="L29">
        <text:list-item>
          <text:list>
            <text:list-item>
              <text:list>
                <text:list-item>
                  <text:p text:style-name="P4">Abertura da história: <text:span text:style-name="T2">A cena começa explicando como a tecnologia evoluiu a ponto de dominar o mundo. A vila se tornou uma sociedade dependente de robôs e alta tecnologia. O protagonista relaxa em um lugar tranquilo, quando de repente, explosões e pássaros agitados o alertam. </text:span></text:p>
                </text:list-item>
              </text:list>
            </text:list-item>
          </text:list>
        </text:list-item>
      </text:list>
      <text:p text:style-name="P5"><text:span text:style-name="T2"/></text:p>
      <text:list text:continue-numbering="true" text:style-name="L29">
        <text:list-item>
          <text:list>
            <text:list-item>
              <text:list>
                <text:list-item>
                  <text:p text:style-name="P15"><text:span text:style-name="T21">Introdução da história: </text:span><text:span text:style-name="T4">O</text:span><text:span text:style-name="T21"> </text:span><text:span text:style-name="T4">amigo robô da família do protagonista é introduzido ao jogo chamando pelo protagonista e você o jogador é apresentado como protagonista, o robô sinaliza que algo aconteceu na vila, logo após isso o cenário começa a ficar um pouco mais sombrio.</text:span></text:p>
                </text:list-item>
              </text:list>
            </text:list-item>
          </text:list>
        </text:list-item>
      </text:list>
      <text:p text:style-name="P14"><text:span text:style-name="T4"/></text:p>
      <text:list xml:id="list13619734801047" text:continue-list="list13619056356078" text:style-name="L25">
        <text:list-item>
          <text:list>
            <text:list-item>
              <text:p text:style-name="P6">Tutorial de movimentação:</text:p>
            </text:list-item>
          </text:list>
        </text:list-item>
      </text:list>
      <text:p text:style-name="P7"/>
      <text:list text:style-name="L32">
        <text:list-item>
          <text:list>
            <text:list-item>
              <text:list>
                <text:list-item>
                  <text:p text:style-name="P16"><text:span text:style-name="T21">M</text:span><text:span text:style-name="T19">ovimentação horizontal: </text:span><text:span text:style-name="T3">Depois que o robô aparece e </text:span><text:span text:style-name="T5">sinaliza para o seguir</text:span><text:span text:style-name="T3">, aparece os comandos de movimentação da esquerda e direita, onde é utilizado as teclas A e D para se movimentar.</text:span></text:p>
                </text:list-item>
              </text:list>
            </text:list-item>
          </text:list>
        </text:list-item>
      </text:list>
      <text:p text:style-name="P17"><text:span text:style-name="T3"/></text:p>
      <text:list text:continue-numbering="true" text:style-name="L32">
        <text:list-item>
          <text:list>
            <text:list-item>
              <text:list>
                <text:list-item>
                  <text:p text:style-name="P20"><text:span text:style-name="T22">Ação de pulo:</text:span><text:span text:style-name="T26"> </text:span><text:span text:style-name="T3">Depois de aprender a movimentação horizontal chega um ponto do mapa, onde a altura é um pouco elevada e é impossibilitado de fazer a movimentação horizontal, é mostrado na tela o comando de pulo que é a tecla espaço.</text:span></text:p>
                </text:list-item>
                <text:list-item>
                  <text:p text:style-name="P19"><text:span text:style-name="T23">Movimentação agachada:</text:span><text:span text:style-name="T6"> C</text:span><text:span text:style-name="T3">hega um ponto do mapa onde você não enxerga o robô e tem um único caminho estreito onde você tera que se agachar, nesse momento lhe é mostrado o comando de agachar, quando pressionado vai aparecer a mensagem mostrando para andar e agachar ao mesmo tempo para ultrapassar o caminho estreito com a tecla CTRL.</text:span></text:p>
                </text:list-item>
              </text:list>
            </text:list-item>
          </text:list>
        </text:list-item>
      </text:list>
      <text:p text:style-name="P21"><text:span text:style-name="T3"/></text:p>
      <text:list xml:id="list13620765254106" text:continue-list="list13619734801047" text:style-name="L25">
        <text:list-item>
          <text:list>
            <text:list-item>
              <text:p text:style-name="P8">Continuação da história:</text:p>
            </text:list-item>
          </text:list>
        </text:list-item>
      </text:list>
      <text:p text:style-name="P9"/>
      <text:list text:style-name="L33">
        <text:list-item>
          <text:list>
            <text:list-item>
              <text:list>
                <text:list-item>
                  <text:p text:style-name="P22"><text:span text:style-name="T24">Transmissão de emergência: </text:span><text:span text:style-name="T7">Cena mostra uma transmissão de emergência alerta sobre problemas na tecnologia da vila e o comportamento anormal dos robôs. Os pais do protagonista estão envolvidos e incapazes de ajudar. </text:span></text:p>
                </text:list-item>
              </text:list>
            </text:list-item>
          </text:list>
        </text:list-item>
      </text:list>
      <text:p text:style-name="P26"><text:span text:style-name="T7"/></text:p>
      <text:list text:continue-numbering="true" text:style-name="L33">
        <text:list-item>
          <text:list>
            <text:list-item>
              <text:list>
                <text:list-item>
                  <text:p text:style-name="P23"><text:span text:style-name="T25">Pedido aos pais: </text:span>O robô do protagonista está na vila e recebe um pedido dos pais para cuidar de seu filho <text:span text:style-name="T28">e que o ajude no que for necessário.</text:span> </text:p>
                </text:list-item>
              </text:list>
            </text:list-item>
          </text:list>
        </text:list-item>
      </text:list>
      <text:p text:style-name="P25"/>
      <text:list text:continue-numbering="true" text:style-name="L33">
        <text:list-item>
          <text:list>
            <text:list-item>
              <text:list>
                <text:list-item>
                  <text:p text:style-name="P24"><text:span text:style-name="T25">A queda: </text:span><text:span text:style-name="T10">A</text:span><text:span text:style-name="T8"> cena </text:span><text:span text:style-name="T11">mostra o jogador saindo pelo caminho estreito </text:span><text:span text:style-name="T8">que entrou em um local onde tem uma ponte </text:span><text:span text:style-name="T11">em mau estado</text:span><text:span text:style-name="T8">, </text:span><text:span text:style-name="T11">e</text:span><text:span text:style-name="T8">nquanto o </text:span><text:span text:style-name="T11">jogador </text:span><text:span text:style-name="T8">atravessa</text:span><text:span text:style-name="T11">r a </text:span><text:span text:style-name="T8">ponte, ela quebra, fazendo-o cair em uma caverna. Ele deve sair rapidamente e enfrentar desafios para retornar à vila o mais rápido possível.</text:span></text:p>
                </text:list-item>
              </text:list>
            </text:list-item>
          </text:list>
        </text:list-item>
      </text:list>
      <text:p text:style-name="P11"><text:span text:style-name="T8"/></text:p>
      <text:list text:continue-list="list13620765254106" text:style-name="L25">
        <text:list-item>
          <text:list>
            <text:list-item>
              <text:p text:style-name="P8"><text:span text:style-name="T27">Tutorial de m</text:span>ovimentação avançada:</text:p>
            </text:list-item>
            <text:list-item>
              <text:p text:style-name="P10">Continuação da história:</text:p>
            </text:list-item>
            <text:list-item>
              <text:p text:style-name="P10">Tutorial de distração:</text:p>
            </text:list-item>
            <text:list-item>
              <text:p text:style-name="P10">Continuação da história:</text:p>
            </text:list-item>
            <text:list-item>
              <text:p text:style-name="P10">Desenvolvimento da ação:</text:p>
            </text:list-item>
            <text:list-item>
              <text:p text:style-name="P10">Transição final (FIM da DEMO)</text:p>
            </text:list-item>
          </text:list>
        </text:list-item>
      </text:list>
      <text:p text:style-name="P7"/>
      <text:list text:style-name="L28">
        <text:list-item>
          <text:list>
            <text:list-item>
              <text:list>
                <text:list-item>
                  <text:p text:style-name="P13"><text:span text:style-name="T3"/></text:p>
                </text:list-item>
              </text:list>
            </text:list-item>
          </text:list>
        </text:list-item>
      </text:list>
      <text:p text:style-name="P18"/>
      <text:p text:style-name="P31"/>
      <text:p text:style-name="P31">Tutorial de Movimentação Avançada:</text:p>
      <text:p text:style-name="P31">Movimentação Correndo: <text:span text:style-name="T13">O</text:span> jogador <text:span text:style-name="T13">deve</text:span> correr pressionando <text:span text:style-name="T13">a tecla shift para chegar na vila o mais rápido possível enquanto desvia de obstáculos.</text:span></text:p>
      <text:p text:style-name="P31">Movimentação deslizando enquanto corre: <text:span text:style-name="T13">Enquanto desvia de obstáculos, tera momentos em que </text:span>o jogador <text:span text:style-name="T13">deve </text:span>deslizar enquanto corre pressionando a tecla de deslizar (por exemplo, a tecla "<text:span text:style-name="T13">Ctrl + Tecla D</text:span>") para passar por espaços estreitos <text:span text:style-name="T13">ou obstáculos onde cairá pra cima do jogador enquanto ele corre para seu destino</text:span></text:p>
      <text:p text:style-name="P33">Continuação da História: <text:span text:style-name="T14">Ao chegar no destino, a vila é apresentada, como se fosse uma breve visualização da vila, mas logo que a vila é apresentada ocorre uma explosão em um lugar muito longe dali, </text:span><text:span text:style-name="T16">é mostrado uma cena na qual lhe é apresentado de onde vem a explosão tecnológica, </text:span><text:span text:style-name="T14">todos na vila sentem a explosão, mas principalmente os robôs sentiram está explosão que mudou o comportamento de todos os robôs amigáveis da vila, o robô amigo do prota</text:span><text:span text:style-name="T15">gonista</text:span><text:span text:style-name="T14"> <text:s/>que o avista e tenta chegar perto dele </text:span><text:span text:style-name="T16">para avisar o que está acontecendo</text:span><text:span text:style-name="T14">, cai no chão </text:span><text:span text:style-name="T16">logo quando chega na entrada da vila </text:span><text:span text:style-name="T14">como se tivesse sido desligado </text:span><text:span text:style-name="T16">forçadamente pós explosão</text:span><text:span text:style-name="T14">.</text:span></text:p>
      <text:p text:style-name="P31">Tutorial de jogar itens para distração:</text:p>
      <text:p text:style-name="P31">Lanamento de itens: <text:span text:style-name="T17">Após</text:span> robô <text:span text:style-name="T17">se desligar </text:span>um <text:span text:style-name="T17">outro robô amigável da vila se torna violento, ele não percebe o protagonista que carrega seu robô amigo para longe da entrada da vila </text:span>e <text:span text:style-name="T17">lhe é mostrado </text:span><text:soft-page-break/>como lanç<text:span text:style-name="T17">ar uma pedra como distração</text:span> usando a tecla "<text:span text:style-name="T17">J</text:span>", <text:span text:style-name="T18">para que o robô va verificar o porque tal barulho ocorreu, assim o protagonista consegue entrar na sua casa que é logo na entrada da vila</text:span>.</text:p>
      <text:p text:style-name="P31">Elevação de visão: <text:span text:style-name="T18">Está mecânica tem que ser utilizada para poder olhar para porta para que a tecla de ataque seja utilizada para abrir a porta e o protagonista entrar na casa</text:span></text:p>
      <text:p text:style-name="P32">Continuação da história: O robô recebe uma mensagem de emergência sobre uma grande ameaça tecnológica, e a vila é subitamente atacada.</text:p>
      <text:p text:style-name="P34">Desenvolvimento de ação: O jogador é forçado a fugir dos inimigos em uma sequência de perseguição. O robô ajuda o jogador a usar os movimentos aprendidos e o dispositivo de distração para escapar.</text:p>
      <text:p text:style-name="P34">Transição para o próximo nível(Fim da Demo Talvez): A fase inicial termina com o jogador escapando da vila e entrando no mundo virtual onde os desafios de programação começarão.</text:p>
      <text:p text:style-name="P30">Este roteiro introduz elementos de movimentação e ação enquanto avança na narrativa. Ele também estabelece a motivação do jogador para enfrentar os desafios do jogo. Lembre-se de equilibrar o aprendizado com a diversão e o envolvimento do jogador para criar uma experiência imersiv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6:51:27.257000000</meta:creation-date>
    <dc:date>2023-10-23T01:36:09.850000000</dc:date>
    <meta:editing-duration>PT4H45M47S</meta:editing-duration>
    <meta:editing-cycles>42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42" meta:word-count="905" meta:character-count="5379" meta:non-whitespace-character-count="4538"/>
  </office:meta>
</office:document-meta>
</file>